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Mukti Narrow" svg:font-family="'Mukti Narrow'" style:font-pitch="variable"/>
    <style:font-face style:name="Courier New2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2.465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notes">
      <style:graphic-properties draw:fill-color="#ffffff" fo:min-height="13.364cm"/>
    </style:style>
    <style:style style:name="co1" style:family="table-column">
      <style:table-column-properties style:column-width="2.238cm" style:use-optimal-column-width="false"/>
    </style:style>
    <style:style style:name="co2" style:family="table-column">
      <style:table-column-properties style:column-width="5cm" style:use-optimal-column-width="false"/>
    </style:style>
    <style:style style:name="co3" style:family="table-column">
      <style:table-column-properties style:column-width="10.893cm" style:use-optimal-column-width="false"/>
    </style:style>
    <style:style style:name="co4" style:family="table-column">
      <style:table-column-properties style:column-width="6.046cm" style:use-optimal-column-width="false"/>
    </style:style>
    <style:style style:name="ro1" style:family="table-row">
      <style:table-row-properties style:row-height="1.324cm"/>
    </style:style>
    <style:style style:name="ro2" style:family="table-row">
      <style:table-row-properties style:row-height="0.976cm"/>
    </style:style>
    <style:style style:name="ro3" style:family="table-row">
      <style:table-row-properties style:row-height="0.97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style:font-name="Mukti Narrow" fo:font-size="20pt" style:font-size-asian="20pt" style:font-size-complex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.5cm" fo:text-indent="0cm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loext:graphic-properties draw:fill="none" draw:fill-color="#ffffff"/>
      <style:text-properties style:font-name="Liberation Sans2" fo:font-size="24pt" style:font-size-asian="24pt" style:font-size-complex="24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46.7999992370605pt" fo:language="en" fo:country="US" fo:font-style="normal" fo:text-shadow="none" style:text-underline-style="none" fo:font-weight="bold" style:letter-kerning="true" style:font-name-asian="WenQuanYi Micro Hei" style:font-size-asian="44pt" style:font-style-asian="normal" style:font-weight-asian="bold" style:font-name-complex="Lohit Hind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Mukti Narrow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Mukti Narrow" fo:font-size="20pt" style:font-size-asian="20pt" style:font-size-complex="20pt"/>
    </style:style>
    <style:style style:name="T9" style:family="text">
      <style:text-properties fo:color="#21409a" style:font-name="Mukti Narrow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color="#ef413d" style:font-name="Mukti Narrow" fo:font-size="20pt" style:font-size-asian="20pt" style:font-size-complex="20pt"/>
    </style:style>
    <style:style style:name="T11" style:family="text">
      <style:text-properties fo:color="#21409a" style:font-name="Mukti Narrow" fo:font-size="20pt" style:font-size-asian="20pt" style:font-size-complex="2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21409a" fo:font-size="24pt" style:font-size-asian="24pt" style:font-size-complex="24pt"/>
    </style:style>
    <style:style style:name="T15" style:family="text">
      <style:text-properties fo:color="#21409a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21409a" fo:font-size="26pt" style:font-size-asian="26pt" style:font-size-complex="26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21409a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WenQuanYi Micro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WenQuanYi Micro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21409a"/>
    </style:style>
    <style:style style:name="T21" style:family="text">
      <style:text-properties fo:color="#21409a" style:font-name="Liberation Sans2" fo:font-size="24pt" style:font-size-asian="24pt" style:font-size-complex="24pt"/>
    </style:style>
    <style:style style:name="T22" style:family="text">
      <style:text-properties style:font-name="Liberation Sans2" fo:font-size="24pt" style:font-size-asian="24pt" style:font-size-complex="24pt"/>
    </style:style>
    <style:style style:name="T23" style:family="text">
      <style:text-properties fo:color="#21409a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ef413d" style:font-name="Liberation Sans2" fo:font-size="24pt" style:font-size-asian="24pt" style:font-size-complex="24pt"/>
    </style:style>
    <style:style style:name="T2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2.465cm" svg:x="1.6cm" svg:y="9.2cm" presentation:class="title" presentation:user-transformed="true">
          <draw:text-box>
            <text:p><text:span text:style-name="T1">SQL Basics</text:span></text:p>
          </draw:text-box>
        </draw:frame>
        <draw:frame draw:style-name="gr1" draw:text-style-name="P1" draw:layer="layout" svg:width="14.6cm" svg:height="0.962cm" svg:x="10.2cm" svg:y="11.638cm">
          <draw:text-box>
            <text:p><text:span text:style-name="T2">Structured Query Language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Database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3">
              <text:list-header>
                <text:p>A database is an organized collection of data, generally stored and accessed electronically from a computer system.</text:p>
              </text:list-header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Relational Database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3">
              <text:list-header>
                <text:p><text:span text:style-name="T3">Open Source:</text:span></text:p>
              </text:list-header>
              <text:list-item>
                <text:p><text:span text:style-name="T4">MySQL</text:span></text:p>
              </text:list-item>
              <text:list-item>
                <text:p><text:span text:style-name="T4">MariaDB</text:span></text:p>
              </text:list-item>
              <text:list-item>
                <text:p><text:span text:style-name="T4">Redis</text:span></text:p>
              </text:list-item>
              <text:list-item>
                <text:p><text:span text:style-name="T4">PostgreSQL</text:span></text:p>
                <text:p><text:span text:style-name="T3"/></text:p>
              </text:list-item>
              <text:list-item>
                <text:p>Oracle </text:p>
              </text:list-item>
              <text:list-item>
                <text:p>Microsoft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Table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3">
              <text:list-item>
                <text:p>In databases all information is organized and stored in tables</text:p>
                <text:p/>
                <text:p>Table: User</text:p>
                <text:p/>
                <text:p/>
              </text:list-item>
            </text:list>
          </draw:text-box>
        </draw:frame>
        <draw:frame draw:style-name="standard" draw:layer="layout" svg:width="24.176cm" svg:height="5.23cm" svg:x="1.801cm" svg:y="10.7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Id</text:p>
              </table:table-cell>
              <table:table-cell>
                <text:p>Username</text:p>
              </table:table-cell>
              <table:table-cell>
                <text:p>Email</text:p>
              </table:table-cell>
              <table:table-cell>
                <text:p>RegDate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john_doe</text:p>
              </table:table-cell>
              <table:table-cell>
                <text:p>john.doe@gmail.com</text:p>
              </table:table-cell>
              <table:table-cell>
                <text:p>09/03/2018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chimpy123</text:p>
              </table:table-cell>
              <table:table-cell>
                <text:p>johhny@hotmail.com</text:p>
              </table:table-cell>
              <table:table-cell>
                <text:p>02/03/2018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puma128</text:p>
              </table:table-cell>
              <table:table-cell>
                <text:p>puma@gmail.com</text:p>
              </table:table-cell>
              <table:table-cell>
                <text:p>03/01/2018</text:p>
              </table:table-cell>
            </table:table-row>
            <table:table-row table:style-name="ro3" table:default-cell-style-name="gray1">
              <table:table-cell>
                <text:p>4</text:p>
              </table:table-cell>
              <table:table-cell>
                <text:p>noname</text:p>
              </table:table-cell>
              <table:table-cell>
                <text:p>no_name@gmail.com</text:p>
              </table:table-cell>
              <table:table-cell>
                <text:p>04/02/201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Column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3">
              <text:list-item>
                <text:p>Column name must be unique within single table</text:p>
              </text:list-item>
              <text:list-item>
                <text:p>Column names in PascalCase</text:p>
                <text:p>Main Types:</text:p>
                <text:list>
                  <text:list-item>
                    <text:list>
                      <text:list-header>
                        <text:p><text:span text:style-name="T5">VARCHAR(size) </text:span><text:span text:style-name="T6">- 0 to 65535 characters, size – </text:span>amount</text:p>
                        <text:p><text:span text:style-name="T3">INT </text:span></text:p>
                        <text:p><text:span text:style-name="T3">DOUBLE(size, d)</text:span> – where size – total number of digits and d – digits after decimal point</text:p>
                        <text:p><text:span text:style-name="T3">DATE</text:span> - Format: YYYY-MM-DD</text:p>
                        <text:p><text:span text:style-name="T3">DATETIME</text:span> - <text:s/><text:span text:style-name="T4">Format: YYYY-MM-DD hh:mm:ss</text:span></text:p>
                        <text:p><text:s/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draw:frame draw:style-name="gr1" draw:text-style-name="P1" draw:layer="layout" svg:width="17.2cm" svg:height="0.962cm" svg:x="10.8cm" svg:y="19.438cm">
          <draw:text-box>
            <text:p>https://www.w3schools.com/sql/sql_datatypes.asp</text:p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Table Creation</text:p>
          </draw:text-box>
        </draw:frame>
        <draw:frame presentation:style-name="pr4" draw:text-style-name="P3" draw:layer="layout" svg:width="11.2cm" svg:height="16.256cm" svg:x="1.36cm" svg:y="3.891cm" presentation:class="outline" presentation:user-transformed="true">
          <draw:text-box>
            <text:list text:style-name="L3">
              <text:list-header>
                <text:p><text:span text:style-name="T7">CREATE TABLE </text:span><text:span text:style-name="T8">table_name (</text:span></text:p>
                <text:p><text:span text:style-name="T8"><text:s text:c="4"/></text:span><text:span text:style-name="T8">Column1 datatype,</text:span></text:p>
                <text:p><text:span text:style-name="T8"><text:s text:c="4"/></text:span><text:span text:style-name="T8">Column2 datatype,</text:span></text:p>
                <text:p><text:span text:style-name="T8"><text:s text:c="4"/></text:span><text:span text:style-name="T8">Column3 datatype,</text:span></text:p>
                <text:p><text:span text:style-name="T8"><text:s text:c="3"/></text:span><text:span text:style-name="T8">....</text:span></text:p>
                <text:p><text:span text:style-name="T8">);</text:span></text:p>
              </text:list-header>
            </text:list>
          </draw:text-box>
        </draw:frame>
        <draw:frame presentation:style-name="pr4" draw:text-style-name="P3" draw:layer="layout" svg:width="15.2cm" svg:height="16.256cm" svg:x="12.8cm" svg:y="4cm" presentation:class="outline" presentation:user-transformed="true">
          <draw:text-box>
            <text:list text:style-name="L3">
              <text:list-header>
                <text:p><text:span text:style-name="T9">CREATE TABLE</text:span><text:span text:style-name="T8"> User (</text:span></text:p>
                <text:p><text:span text:style-name="T8"><text:s text:c="4"/></text:span><text:span text:style-name="T8">Id </text:span><text:span text:style-name="T10">int</text:span><text:span text:style-name="T8"> </text:span><text:span text:style-name="T11">AUTO_INCREMENT</text:span><text:span text:style-name="T8">,</text:span></text:p>
                <text:p><text:span text:style-name="T8"><text:s text:c="4"/></text:span><text:span text:style-name="T8">Username </text:span><text:span text:style-name="T10">varchar(50)</text:span><text:span text:style-name="T8"> </text:span><text:span text:style-name="T11">NOT NULL</text:span><text:span text:style-name="T8">,</text:span></text:p>
                <text:p><text:span text:style-name="T8"><text:s text:c="4"/></text:span><text:span text:style-name="T8">Email </text:span><text:span text:style-name="T10">varchar(100)</text:span><text:span text:style-name="T8"> </text:span><text:span text:style-name="T11">NOT NULL</text:span><text:span text:style-name="T8"> ,</text:span></text:p>
                <text:p><text:span text:style-name="T8"><text:s text:c="4"/></text:span><text:span text:style-name="T8">RegDate </text:span><text:span text:style-name="T10">date</text:span><text:span text:style-name="T11"> NOT NULL</text:span><text:span text:style-name="T8">,</text:span></text:p>
                <text:p><text:span text:style-name="T8"><text:s text:c="4"/></text:span><text:span text:style-name="T11">PRIMARY KEY</text:span><text:span text:style-name="T8"> (Id)</text:span></text:p>
                <text:p><text:span text:style-name="T8">);</text:span></text:p>
              </text:list-header>
            </text:list>
          </draw:text-box>
        </draw:frame>
        <draw:frame draw:style-name="gr3" draw:text-style-name="P1" draw:layer="layout" svg:width="18.8cm" svg:height="1.673cm" svg:x="9cm" svg:y="18.6cm">
          <draw:text-box>
            <text:p>https://www.w3schools.com/sql/sql_create_table.asp</text:p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Column Constraints</text:p>
          </draw:text-box>
        </draw:frame>
        <draw:frame presentation:style-name="pr4" draw:text-style-name="P4" draw:layer="layout" svg:width="24.639cm" svg:height="16.256cm" svg:x="1.4cm" svg:y="4.21cm" presentation:class="outline" presentation:user-transformed="true">
          <draw:text-box>
            <text:list text:style-name="L3">
              <text:list-item>
                <text:p><text:span text:style-name="T12">NOT NULL - Ensures that a column cannot have a NULL value</text:span></text:p>
              </text:list-item>
              <text:list-item>
                <text:p><text:span text:style-name="T12">UNIQUE - Ensures that all values in a column are different</text:span></text:p>
              </text:list-item>
              <text:list-item>
                <text:p><text:span text:style-name="T12">PRIMARY KEY - A combination of a NOT NULL and UNIQUE. Uniquely identifies each row in a table</text:span></text:p>
              </text:list-item>
              <text:list-item>
                <text:p><text:span text:style-name="T12">FOREIGN KEY - Uniquely identifies a row/record in another table</text:span></text:p>
              </text:list-item>
              <text:list-item>
                <text:p><text:span text:style-name="T12">DEFAULT - Sets a default value for a column when no value is specified</text:span></text:p>
              </text:list-item>
            </text:list>
          </draw:text-box>
        </draw:frame>
        <draw:frame draw:style-name="gr1" draw:text-style-name="P1" draw:layer="layout" svg:width="15cm" svg:height="0.962cm" svg:x="13cm" svg:y="18.6cm">
          <draw:text-box>
            <text:p>https://www.w3schools.com/sql/sql_constraints.asp</text:p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<text:span text:style-name="T4">tructured</text:span> Q<text:span text:style-name="T4">uery</text:span> L<text:span text:style-name="T4">anguage</text:span>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3">
              <text:list-item>
                <text:p>All actions on SQL databases are done via SQL statements</text:p>
              </text:list-item>
              <text:list-item>
                <text:p>SQL keywords are NOT case sensitive</text:p>
              </text:list-item>
              <text:list-item>
                <text:p>SQL statements end with semicolon (;)</text:p>
              </text:list-item>
              <text:list-item>
                <text:p>Most important SQL statement types:</text:p>
                <text:list>
                  <text:list-item>
                    <text:p><text:span text:style-name="T13">SELECT - extracts data from a database</text:span></text:p>
                  </text:list-item>
                  <text:list-item>
                    <text:p><text:span text:style-name="T13">UPDATE - updates data in a database</text:span></text:p>
                  </text:list-item>
                  <text:list-item>
                    <text:p><text:span text:style-name="T13">DELETE - deletes data from a database</text:span></text:p>
                  </text:list-item>
                  <text:list-item>
                    <text:p><text:span text:style-name="T13">INSERT INTO - inserts new data into a database</text:span></text:p>
                  </text:list-item>
                  <text:list-item>
                    <text:p><text:span text:style-name="T13">CREATE DATABASE - creates a new database</text:span></text:p>
                  </text:list-item>
                  <text:list-item>
                    <text:p><text:span text:style-name="T13">CREATE TABLE - creates a new table</text:span></text:p>
                  </text:list-item>
                  <text:list-item>
                    <text:p><text:span text:style-name="T13">ALTER TABLE - modifies a table</text:span></text:p>
                  </text:list-item>
                  <text:list-item>
                    <text:p><text:span text:style-name="T13">DROP TABLE - deletes a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INSERT</text:p>
          </draw:text-box>
        </draw:frame>
        <draw:frame presentation:style-name="pr4" draw:text-style-name="P4" draw:layer="layout" svg:width="24.639cm" svg:height="16.256cm" svg:x="1.4cm" svg:y="3.81cm" presentation:class="outline">
          <draw:text-box>
            <text:list text:style-name="L3">
              <text:list-header>
                <text:p><text:span text:style-name="T14">INSERT INTO </text:span><text:span text:style-name="T12">table_name (Column1, Column2, Column3, ...)</text:span></text:p>
                <text:p><text:span text:style-name="T14">VALUES</text:span><text:span text:style-name="T12"> (value1, value2, value3, ...);</text:span></text:p>
                <text:p><text:span text:style-name="T12"/></text:p>
                <text:p text:style-name="P5"><text:span text:style-name="T15">INSERT INTO </text:span><text:span text:style-name="T6">User (Id, Username, Email, </text:span><text:span text:style-name="T12">RegDate)</text:span></text:p>
                <text:p><text:span text:style-name="T14">VALUES</text:span><text:span text:style-name="T12"> (1, ‘john_doe’, ‘john_doe@gmail.com’,’09-03-2018’);</text:span></text:p>
                <text:p><text:span text:style-name="T12"/></text:p>
                <text:p text:style-name="P5"><text:span text:style-name="T15">INSERT INTO </text:span><text:span text:style-name="T6">User (Username, Email, </text:span><text:span text:style-name="T12">RegDate)</text:span></text:p>
                <text:p><text:span text:style-name="T15">VALUES</text:span><text:span text:style-name="T6"> (‘</text:span><text:span text:style-name="T12">chimpy123’, ‘johnny@hotmail.com’,’02-03-2018’);</text:span></text:p>
              </text:list-header>
            </text:list>
          </draw:text-box>
        </draw:frame>
        <draw:frame draw:style-name="gr1" draw:text-style-name="P1" draw:layer="layout" svg:width="14cm" svg:height="0.962cm" svg:x="13.4cm" svg:y="19.4cm">
          <draw:text-box>
            <text:p>https://www.w3schools.com/sql/sql_insert.asp</text:p>
          </draw:text-box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ELECT</text:p>
          </draw:text-box>
        </draw:frame>
        <draw:frame presentation:style-name="pr4" draw:text-style-name="P6" draw:layer="layout" svg:width="24.639cm" svg:height="16.256cm" svg:x="1.4cm" svg:y="3.81cm" presentation:class="outline">
          <draw:text-box>
            <text:list text:style-name="L3">
              <text:list-header>
                <text:p><text:span text:style-name="T16">SELECT</text:span><text:span text:style-name="T17"> Column1, Column2, … </text:span><text:span text:style-name="T16">FROM</text:span><text:span text:style-name="T17"> table_name;</text:span></text:p>
                <text:p><text:span text:style-name="T16">SELECT</text:span><text:span text:style-name="T17"> * </text:span><text:span text:style-name="T16">FROM</text:span><text:span text:style-name="T17"> table_name;</text:span></text:p>
                <text:p><text:span text:style-name="T17"/></text:p>
                <text:p><text:span text:style-name="T16">SELECT</text:span><text:span text:style-name="T17"> Username, Email </text:span><text:span text:style-name="T16">FROM</text:span><text:span text:style-name="T17"> user;</text:span></text:p>
                <text:p><text:span text:style-name="T16">SELECT</text:span><text:span text:style-name="T17"> * </text:span><text:span text:style-name="T16">FROM</text:span><text:span text:style-name="T17"> user;</text:span></text:p>
              </text:list-header>
            </text:list>
          </draw:text-box>
        </draw:frame>
        <draw:frame draw:style-name="gr3" draw:text-style-name="P1" draw:layer="layout" svg:width="15.4cm" svg:height="1.673cm" svg:x="12cm" svg:y="19.2cm">
          <draw:text-box>
            <text:p>https://www.w3schools.com/sql/sql_select.asp</text:p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UPDATE</text:p>
          </draw:text-box>
        </draw:frame>
        <draw:frame presentation:style-name="pr4" draw:text-style-name="P6" draw:layer="layout" svg:width="24.639cm" svg:height="16.256cm" svg:x="1.4cm" svg:y="3.81cm" presentation:class="outline">
          <draw:text-box>
            <text:list text:style-name="L3">
              <text:list-header>
                <text:p><text:span text:style-name="T16">UPDATE</text:span><text:span text:style-name="T17"> table_name</text:span></text:p>
                <text:p><text:span text:style-name="T16">SET</text:span><text:span text:style-name="T17"> column1 = value1, column2 = value2, ...</text:span></text:p>
                <text:p><text:span text:style-name="T16">WHERE</text:span><text:span text:style-name="T17"> condition;</text:span></text:p>
                <text:p><text:span text:style-name="T17"/></text:p>
                <text:p text:style-name="P5"><text:span text:style-name="T16">UPDATE</text:span><text:span text:style-name="T17"> User</text:span></text:p>
                <text:p text:style-name="P5"><text:span text:style-name="T18">SET</text:span><text:span text:style-name="T19"> email = ‘chimpy</text:span><text:span text:style-name="T17">@hotmail.com’</text:span></text:p>
                <text:p><text:span text:style-name="T16">WHERE</text:span><text:span text:style-name="T17"> Username = ‘chimpy123’;</text:span></text:p>
              </text:list-header>
            </text:list>
          </draw:text-box>
        </draw:frame>
        <draw:frame draw:style-name="gr3" draw:text-style-name="P1" draw:layer="layout" svg:width="15.4cm" svg:height="1.673cm" svg:x="12cm" svg:y="19.2cm">
          <draw:text-box>
            <text:p>https://www.w3schools.com/sql/sql_update.asp</text:p>
          </draw:text-box>
        </draw:frame>
        <draw:frame draw:style-name="gr4" draw:text-style-name="P7" draw:layer="layout" svg:width="26.4cm" svg:height="3.4cm" svg:x="0.8cm" svg:y="15.2cm">
          <draw:text-box>
            <text:p><text:span text:style-name="T12">WHERE clause that determines how many records will be updated (0,1 or many)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DELETE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3">
              <text:list-header>
                <text:p><text:span text:style-name="T20">DELETE</text:span> <text:span text:style-name="T20">FROM</text:span> table_name <text:span text:style-name="T20">WHERE</text:span> condition;</text:p>
                <text:p/>
                <text:p><text:span text:style-name="T20">DELETE</text:span> <text:span text:style-name="T20">FROM</text:span> User </text:p>
                <text:p><text:span text:style-name="T20">WHERE</text:span> RegDate &lt; ‘02-03-2018’ </text:p>
              </text:list-header>
            </text:list>
          </draw:text-box>
        </draw:frame>
        <draw:frame draw:style-name="gr5" draw:text-style-name="P7" draw:layer="layout" svg:width="26.4cm" svg:height="4.027cm" svg:x="0.8cm" svg:y="15.2cm">
          <draw:text-box>
            <text:p><text:span text:style-name="T12">WHERE clause that determines how many records will be deleted (0,1 or many)</text:span></text:p>
            <text:p><text:span text:style-name="T12"/></text:p>
            <text:p><text:span text:style-name="T12">Be careful and don’t delete all rows from your tables</text:span></text:p>
          </draw:text-box>
        </draw:frame>
        <draw:frame draw:style-name="gr3" draw:text-style-name="P1" draw:layer="layout" svg:width="15.4cm" svg:height="1.673cm" svg:x="12cm" svg:y="19.201cm">
          <draw:text-box>
            <text:p>https://www.w3schools.com/sql/sql_delete.asp</text:p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ALTER TABLE</text:p>
          </draw:text-box>
        </draw:frame>
        <draw:frame presentation:style-name="pr4" draw:text-style-name="P4" draw:layer="layout" svg:width="24.639cm" svg:height="16.256cm" svg:x="1.4cm" svg:y="3.81cm" presentation:class="outline">
          <draw:text-box>
            <text:list text:style-name="L3">
              <text:list-header>
                <text:p><text:span text:style-name="T14">ALTER TABLE</text:span><text:span text:style-name="T12"> table_name </text:span></text:p>
                <text:list>
                  <text:list-item>
                    <text:p><text:span text:style-name="T14">ADD</text:span><text:span text:style-name="T12"> column_name datatype;</text:span></text:p>
                  </text:list-item>
                  <text:list-item>
                    <text:p><text:span text:style-name="T14">DROP</text:span><text:span text:style-name="T12"> </text:span><text:span text:style-name="T14">COLUMN</text:span><text:span text:style-name="T12"> column_name;</text:span></text:p>
                  </text:list-item>
                  <text:list-item>
                    <text:p><text:span text:style-name="T14">MODIFY</text:span><text:span text:style-name="T12"> </text:span><text:span text:style-name="T14">COLUMN</text:span><text:span text:style-name="T12"> column_name datatype;</text:span></text:p>
                    <text:p><text:span text:style-name="T12"/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5cm" svg:height="0.962cm" svg:x="12.6cm" svg:y="19.2cm">
          <draw:text-box>
            <text:p>https://www.w3schools.com/sql/sql_alter.asp</text:p>
          </draw:text-box>
        </draw:frame>
        <draw:frame draw:style-name="gr6" draw:text-style-name="P9" draw:layer="layout" svg:width="25.6cm" svg:height="5.915cm" svg:x="1.6cm" svg:y="10.8cm">
          <draw:text-box>
            <text:p><text:span text:style-name="T21">ALTER TABLE</text:span><text:span text:style-name="T22"> User <text:s/></text:span><text:span text:style-name="T21">ADD</text:span><text:span text:style-name="T22"> Password varchar(256) NOT NULL;</text:span></text:p>
            <text:p><text:span text:style-name="T23"/></text:p>
            <text:p><text:span text:style-name="T23">ALTER TABLE</text:span><text:span text:style-name="T24"> User <text:s/></text:span><text:span text:style-name="T23">DROP COLUMN</text:span><text:span text:style-name="T22"> RegDate;</text:span></text:p>
            <text:p><text:span text:style-name="T23"/></text:p>
            <text:p><text:span text:style-name="T23">ALTER TABLE</text:span><text:span text:style-name="T25"> User <text:s/></text:span><text:span text:style-name="T23">MODIFY</text:span><text:span text:style-name="T25"> </text:span><text:span text:style-name="T23">COLUMN</text:span><text:span text:style-name="T25"> </text:span><text:span text:style-name="T22">Username </text:span><text:span text:style-name="T26">varchar(100)</text:span><text:span text:style-name="T22"> </text:span><text:span text:style-name="T21">NOT NULL UNIQUE;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DROP TABLE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3">
              <text:list-header>
                <text:p><text:span text:style-name="T20">DROP TABLE</text:span> table_name;</text:p>
                <text:p><text:span text:style-name="T20">TRUNCATE TABLE</text:span> table_name;</text:p>
                <text:p><text:span text:style-name="T20"/></text:p>
                <text:p><text:span text:style-name="T20">DROP TABLE</text:span> User;</text:p>
                <text:p>(With check before drop attempt)</text:p>
                <text:p><text:span text:style-name="T20">DROP TABLE IF EXISTS</text:span> CUSTOMERS;</text:p>
                <text:p><text:span text:style-name="T20"/></text:p>
                <text:p><text:span text:style-name="T20">TRUNCATE TABLE</text:span> User;</text:p>
                <text:p/>
                <text:p>Drop – deletes table</text:p>
                <text:p>Truncate – deletes all data but not the table</text:p>
              </text:list-header>
            </text:list>
          </draw:text-box>
        </draw:frame>
        <draw:frame draw:style-name="gr1" draw:text-style-name="P1" draw:layer="layout" svg:width="17cm" svg:height="0.962cm" svg:x="10.6cm" svg:y="19.2cm">
          <draw:text-box>
            <text:p>https://www.w3schools.com/sql/sql_drop_table.asp</text:p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>
          <draw:text-box>
            <text:p>SQL WHERE</text:p>
          </draw:text-box>
        </draw:frame>
        <draw:frame presentation:style-name="pr4" draw:text-style-name="P6" draw:layer="layout" svg:width="24.639cm" svg:height="16.256cm" svg:x="1.4cm" svg:y="3.81cm" presentation:class="outline">
          <draw:text-box>
            <text:list text:style-name="L3">
              <text:list-header>
                <text:p><text:span text:style-name="T17">=</text:span><text:span text:style-name="T17"><text:tab/></text:span><text:span text:style-name="T17">- Equal</text:span><text:span text:style-name="T17"><text:tab/></text:span></text:p>
                <text:p><text:span text:style-name="T17">&gt;</text:span><text:span text:style-name="T17"><text:tab/></text:span><text:span text:style-name="T17">- Greater than (&gt;= greater than equals)</text:span><text:span text:style-name="T17"><text:tab/></text:span></text:p>
                <text:p><text:span text:style-name="T19">&lt;</text:span><text:span text:style-name="T19"><text:tab/></text:span><text:span text:style-name="T19">- Less than</text:span><text:span text:style-name="T19"><text:tab/></text:span><text:span text:style-name="T19"> </text:span><text:span text:style-name="T17">(&lt;= less than equals)</text:span><text:span text:style-name="T17"><text:tab/></text:span></text:p>
                <text:p><text:span text:style-name="T17">BETWEEN - Between a certain range</text:span><text:span text:style-name="T17"><text:tab/></text:span></text:p>
                <text:p><text:span text:style-name="T17">LIKE - </text:span><text:span text:style-name="T17"><text:tab/></text:span><text:span text:style-name="T17">Search for a pattern</text:span><text:span text:style-name="T17"><text:tab/></text:span></text:p>
                <text:p><text:span text:style-name="T17">IN - To specify multiple possible values for a column</text:span><text:span text:style-name="T17"><text:tab/></text:span></text:p>
                <text:p><text:span text:style-name="T17"/></text:p>
                <text:p><text:span text:style-name="T27">SQL requires single quotes around text values (most database systems will also allow double quotes).</text:span></text:p>
                <text:p><text:span text:style-name="T27">However, numeric fields should not be enclosed in quotes:</text:span></text:p>
              </text:list-header>
            </text:list>
          </draw:text-box>
        </draw:frame>
        <draw:frame draw:style-name="gr3" draw:text-style-name="P1" draw:layer="layout" svg:width="14.6cm" svg:height="1.673cm" svg:x="12.6cm" svg:y="18.8cm">
          <draw:text-box>
            <text:p>https://www.w3schools.com/sql/sql_where.asp</text:p>
          </draw:text-box>
        </draw:fram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Sans1" svg:font-family="'Liberation Sans'" style:font-pitch="variable"/>
    <style:font-face style:name="Mukti Narrow" svg:font-family="'Mukti Narrow'" style:font-pitch="variable"/>
    <style:font-face style:name="Courier New2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lv" fo:country="LV" style:letter-kerning="true" style:font-name-asian="Times New Roman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style:font-name="Arial" fo:font-family="Arial" style:font-family-generic="roman" style:font-pitch="variable" fo:font-size="14pt" fo:font-style="italic" fo:font-weight="bold" style:font-name-asian="Arial2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text-align="start" style:text-autospace="none"/>
      <style:text-properties fo:font-size="12pt" style:font-size-asian="12pt" style:font-size-complex="12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language="en" fo:country="US" style:font-name-asian="Courier New2" style:font-family-asian="'Courier New'" style:font-family-generic-asian="modern" style:font-pitch-asian="variable" style:language-asian="en" style:country-asian="US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t" style:family="graphic">
      <style:paragraph-properties style:text-autospace="none"/>
    </style:style>
    <style:style style:name="str" style:family="graphic">
      <style:paragraph-properties style:text-autospace="none"/>
    </style:style>
    <style:style style:name="typ" style:family="graphic">
      <style:paragraph-properties style:text-autospace="none"/>
    </style:style>
    <style:style style:name="pun" style:family="graphic">
      <style:paragraph-properties style:text-autospace="none"/>
    </style:style>
    <style:style style:name="kwd" style:family="graphic">
      <style:paragraph-properties style:text-autospace="none"/>
    </style:style>
    <style:style style:name="pln" style:family="graphic">
      <style:paragraph-properties style:text-autospace="none"/>
    </style:style>
    <style:style style:name="com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modern" style:font-pitch-asian="variable" style:font-size-asian="10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page_20_number" style:display-name="page number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Footnote" style:family="graphic">
      <style:paragraph-properties fo:text-align="start" style:text-autospace="none"/>
      <style:text-properties fo:font-size="12pt" style:font-size-asian="12pt" style:font-size-complex="12pt"/>
    </style:style>
    <style:style style:name="Frame_20_Contents" style:display-name="Frame Contents" style:family="graphic">
      <style:paragraph-properties fo:text-align="start" style:text-autospace="none"/>
      <style:text-properties fo:font-size="12pt" style:font-size-asian="12pt" style:font-size-complex="12pt"/>
    </style:style>
    <style:style style:name="notep1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subhead2" style:family="graphic">
      <style:paragraph-properties fo:margin-top="0cm" fo:margin-bottom="0.871cm" fo:text-align="start" style:text-autospace="none"/>
      <style:text-properties fo:font-size="12pt" style:font-size-asian="12pt" style:font-size-complex="12pt"/>
    </style:style>
    <style:style style:name="Normal_20__28_Web_29_" style:display-name="Normal (Web)" style:family="graphic">
      <style:paragraph-properties fo:margin-top="0cm" fo:margin-bottom="0.871cm"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ourier New2" style:font-family-asian="'Courier New'" style:font-family-generic-asian="modern" style:font-pitch-asian="variable" style:font-size-asian="10pt" style:language-asian="en" style:country-asian="US"/>
    </style:style>
    <style:style style:name="Header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font-size="12pt" style:font-size-asian="12pt" style:font-size-complex="12pt"/>
    </style:style>
    <style:style style:name="footnote_20_text" style:display-name="footnote text" style:family="graphic">
      <style:paragraph-properties fo:text-align="start" style:text-autospace="none"/>
      <style:text-properties fo:font-size="10pt" style:font-size-asian="10pt" style:font-size-complex="10pt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6T09:19:21</meta:creation-date>
    <meta:generator>LibreOffice/5.1.6.2$Linux_X86_64 LibreOffice_project/10m0$Build-2</meta:generator>
    <dc:date>2020-02-19T16:55:38.803753349</dc:date>
    <meta:editing-duration>P2DT3H35S</meta:editing-duration>
    <meta:editing-cycles>60</meta:editing-cycles>
    <meta:document-statistic meta:object-count="93"/>
  </office:meta>
</office:document-meta>
</file>